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9">T</text:span><text:span text:style-name="_31_46">h</text:span><text:span text:style-name="_31_94">e</text:span><text:span text:style-name="_31_"> </text:span><text:span text:style-name="_31_47">D</text:span><text:span text:style-name="_31_80">e</text:span><text:span text:style-name="_32_3">c</text:span><text:span text:style-name="_31_28">l</text:span><text:span text:style-name="_31_88">a</text:span><text:span text:style-name="_32_4">r</text:span><text:span text:style-name="_31_17">a</text:span><text:span text:style-name="_31_94">t</text:span><text:span text:style-name="_32_6">i</text:span><text:span text:style-name="_39_8">o</text:span><text:span text:style-name="_32_21">n</text:span><text:span text:style-name="_31_"> </text:span><text:span text:style-name="_31_26">o</text:span><text:span text:style-name="_32_10">f</text:span><text:span text:style-name="_31_"> </text:span><text:span text:style-name="_31_40">I</text:span><text:span text:style-name="_32_04">n</text:span><text:span text:style-name="_32_4">d</text:span><text:span text:style-name="_31_04">e</text:span><text:span text:style-name="_32_16">p</text:span><text:span text:style-name="_35_9">e</text:span><text:span text:style-name="_39_8">n</text:span><text:span text:style-name="_32_00">d</text:span><text:span text:style-name="_34_5">e</text:span><text:span text:style-name="_31_28">n</text:span><text:span text:style-name="_32_09">c</text:span><text:span text:style-name="_37_5">e</text:span></text:p>
      <text:p text:style-name="P1"><text:span text:style-name="_35_0">I</text:span><text:span text:style-name="_31_02">N</text:span><text:span text:style-name="_31_51"> </text:span><text:span text:style-name="_34_2">C</text:span><text:span text:style-name="_31_05">O</text:span><text:span text:style-name="_32_19">N</text:span><text:span text:style-name="_32_9">G</text:span><text:span text:style-name="_39_8">R</text:span><text:span text:style-name="_31_80">E</text:span><text:span text:style-name="_33_9">S</text:span><text:span text:style-name="_31_50">S</text:span><text:span text:style-name="_31_74">,</text:span><text:span text:style-name="_31_"> </text:span><text:span text:style-name="_39_9">J</text:span><text:span text:style-name="_31_76">u</text:span><text:span text:style-name="_33_6">l</text:span><text:span text:style-name="_31_01">y</text:span><text:span text:style-name="_31_51"> </text:span><text:span text:style-name="_35_7">4</text:span><text:span text:style-name="_31_49">,</text:span><text:span text:style-name="_31_51"> </text:span><text:span text:style-name="_34_2">1</text:span><text:span text:style-name="_31_20">7</text:span><text:span text:style-name="_32_16">7</text:span><text:span text:style-name="_34_4">6</text:span><text:span text:style-name="_31_31">.</text:span></text:p>
      <text:p text:style-name="P1"><text:span text:style-name="_35_7">T</text:span><text:span text:style-name="_31_44">h</text:span><text:span text:style-name="_32_25">e</text:span><text:span text:style-name="_31_"> </text:span><text:span text:style-name="_31_02">u</text:span><text:span text:style-name="_31_91">n</text:span><text:span text:style-name="_36_8">a</text:span><text:span text:style-name="_39_6">n</text:span><text:span text:style-name="_31_86">i</text:span><text:span text:style-name="_35_6">m</text:span><text:span text:style-name="_31_40">o</text:span><text:span text:style-name="_32_09">u</text:span><text:span text:style-name="_36_6">s</text:span><text:span text:style-name="_37_6"> </text:span><text:span text:style-name="_32_07">D</text:span><text:span text:style-name="_32_4">e</text:span><text:span text:style-name="_31_50">c</text:span><text:span text:style-name="_31_86">l</text:span><text:span text:style-name="_37_1">a</text:span><text:span text:style-name="_31_32">r</text:span><text:span text:style-name="_31_74">a</text:span><text:span text:style-name="_35_3">t</text:span><text:span text:style-name="_39_9">i</text:span><text:span text:style-name="_32_03">o</text:span><text:span text:style-name="_32_6">n</text:span><text:span text:style-name="_37_6"> </text:span><text:span text:style-name="_31_76">o</text:span><text:span text:style-name="_35_1">f</text:span><text:span text:style-name="_37_6"> </text:span><text:span text:style-name="_32_19">t</text:span><text:span text:style-name="_35_7">h</text:span><text:span text:style-name="_31_19">e</text:span><text:span text:style-name="_31_51"> </text:span><text:span text:style-name="_35_3">t</text:span><text:span text:style-name="_39_5">h</text:span><text:span text:style-name="_32_21">i</text:span><text:span text:style-name="_36_9">r</text:span><text:span text:style-name="_39_6">t</text:span><text:span text:style-name="_31_92">e</text:span><text:span text:style-name="_37_1">e</text:span><text:span text:style-name="_31_47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6:34.24</meta:creation-date>
    <dc:title>Haathi</dc:title>
    <meta:editing-duration>PT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6:43.01</dc:date>
    <meta:template xlink:type="simple" xlink:actuate="onRequest" xlink:title="Haathi" xlink:href="file:///C:/Users/kwa/AppData/Roaming/OpenOffice/4/user/template/Haathi.ott" meta:date="2016-02-23T10:16:33.73"/>
  </office:meta>
</office:document-meta>
</file>